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table:number-columns-repeated="98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98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05T19:04:02.961567412</dc:date>
    <meta:editing-duration>P22DT21H55M10S</meta:editing-duration>
    <meta:editing-cycles>55</meta:editing-cycles>
    <meta:generator>LibreOffice/5.1.6.2$Linux_X86_64 LibreOffice_project/10m0$Build-2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313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